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9.51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84.76pt" fo:break-before="auto" style:use-optimal-row-height="false"/>
    </style:style>
    <style:style style:name="ro4" style:family="table-row">
      <style:table-row-properties style:row-height="35.26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ta1" style:family="table" style:master-page-name="PageStyle_5f_Calculer_20_ses_20_appros">
      <style:table-properties table:display="true" style:writing-mode="lr-tb"/>
    </style:style>
    <style:style style:name="ta2" style:family="table" style:master-page-name="PageStyle_5f_Paramètre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e6b8a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6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30%&quot;" style:apply-style-name="ConditionalStyle_5f_1" style:base-cell-address="'Calculer ses appros'.B13"/>
    </style:style>
    <style:style style:name="ce21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gt;&quot;20%&quot;" style:apply-style-name="ConditionalStyle_5f_1" style:base-cell-address="'Calculer ses appros'.B14"/>
    </style:style>
    <style:style style:name="ce22" style:family="table-cell" style:parent-style-name="Default" style:data-style-name="N11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0e0e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25">
      <style:table-cell-properties fo:border-bottom="none" fo:background-color="#cf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fo:border-bottom="1.76pt solid #000000" fo:background-color="#fff2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rotation-align="non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ead1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cfe2f3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25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ce5cd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1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9d2e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9cb9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25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25">
      <style:table-cell-properties fo:border-bottom="1.76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5.5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75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Paramètres.$B$3:.$B$5])" table:allow-empty-cell="true" table:display-list="unsorted" table:base-cell-address="'Calculer ses appros'.B6"/>
        <table:content-validation table:name="val2" table:condition="of:cell-content-is-in-list([$Paramètres.$C$3:.$C$18])" table:allow-empty-cell="true" table:display-list="unsorted" table:base-cell-address="'Calculer ses appros'.B7"/>
        <table:content-validation table:name="val3" table:condition="of:cell-content-is-in-list([$Paramètres.$D$3:.$D$6])" table:allow-empty-cell="true" table:display-list="unsorted" table:base-cell-address="'Calculer ses appros'.B8"/>
      </table:content-validations>
      <table:table table:name="Calculer ses appr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9" table:number-rows-spanned="3">
            <text:p>TABLEAU DE BORD DE VOS APPROVISIONNEMENTS</text:p>
          </table:table-cell>
          <table:covered-table-cell table:number-columns-repeated="17" table:style-name="ce14"/>
          <table:covered-table-cell table:style-name="ce51"/>
          <table:table-cell table:number-columns-repeated="1005"/>
        </table:table-row>
        <table:table-row table:style-name="ro1">
          <table:covered-table-cell table:style-name="ce2"/>
          <table:covered-table-cell table:number-columns-repeated="17"/>
          <table:covered-table-cell table:style-name="ce52"/>
          <table:table-cell table:number-columns-repeated="1005"/>
        </table:table-row>
        <table:table-row table:style-name="ro1">
          <table:covered-table-cell table:style-name="ce3"/>
          <table:covered-table-cell table:number-columns-repeated="17" table:style-name="ce15"/>
          <table:covered-table-cell table:style-name="ce53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>
            <draw:frame table:end-cell-address="'Calculer ses appros'.I16" table:end-x="28.94pt" table:end-y="45.72pt" draw:z-index="0" draw:name="Chart 1" draw:style-name="gr1" draw:text-style-name="P1" svg:width="353.96pt" svg:height="218.98pt" svg:x="75.74pt" svg:y="0pt">
              <draw:object draw:notify-on-update-of-ranges="'Calculer ses appros'.A13:'Calculer ses appros'.A15 'Calculer ses appros'.B13:'Calculer ses appros'.B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ype de période considéré</text:p>
          </table:table-cell>
          <table:table-cell table:style-name="ce16" table:content-validation-name="val1" office:value-type="string" calcext:value-type="string">
            <text:p>Mois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Précision</text:p>
          </table:table-cell>
          <table:table-cell table:style-name="ce16" table:content-validation-name="val2" office:value-type="string" calcext:value-type="string">
            <text:p>janvier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nnée considérée</text:p>
          </table:table-cell>
          <table:table-cell table:style-name="ce16" table:content-validation-name="val3" office:value-type="float" office:value="2019" calcext:value-type="float">
            <text:p>201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tal achat euros HT</text:p>
          </table:table-cell>
          <table:table-cell table:style-name="ce17" table:formula="of:=[.B31]+[.D31]+[.F31]+[.H31]+[.J31]+[.L31]+[.N31]+[.P31]+[.R31]" office:value-type="float" office:value="4770" calcext:value-type="float">
            <text:p>4,770.00€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Valeur de controle achats reels</text:p>
          </table:table-cell>
          <table:table-cell table:style-name="ce18" office:value-type="currency" office:currency="EUR" office:value="6000" calcext:value-type="currency">
            <text:p>6,000.00 €</text:p>
          </table:table-cell>
          <table:table-cell table:style-name="ce27" table:formula="of:=[.B10]-[.B9]" office:value-type="currency" office:currency="EUR" office:value="1230" calcext:value-type="currency">
            <text:p>1,230.00 €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>
          <table:table-cell table:style-name="ce7" office:value-type="string" calcext:value-type="string" table:number-columns-spanned="2" table:number-rows-spanned="1">
            <text:p>BILAN</text:p>
          </table:table-cell>
          <table:covered-table-cell table:style-name="ce19"/>
          <table:table-cell table:number-columns-repeated="1022"/>
        </table:table-row>
        <table:table-row table:style-name="ro1">
          <table:table-cell table:style-name="ce8" office:value-type="string" calcext:value-type="string">
            <office:annotation draw:style-name="gr2" draw:text-style-name="P3" svg:width="320.6pt" svg:height="401.24pt" svg:x="220.73pt" svg:y="212.26pt" draw:caption-point-x="-11.54pt" draw:caption-point-y="-22.99pt">
              <dc:date>2021-01-15T00:00:00</dc:date>
              <text:p text:style-name="P2">Les produits bénéficiant de labels officiels de qualité ou d'origine tels que : </text:p>
              <text:p text:style-name="P2"/>
              <text:p text:style-name="P2">- le label rouge</text:p>
              <text:p text:style-name="P2"/>
              <text:p text:style-name="P2">- l’appellation d’origine (AOC/AOP)</text:p>
              <text:p text:style-name="P2"/>
              <text:p text:style-name="P2">- l’Indication Géographique (IGP)</text:p>
              <text:p text:style-name="P2"/>
              <text:p text:style-name="P2">- la Spécialité Traditionnelle Garantie (STG)</text:p>
              <text:p text:style-name="P2"/>
              <text:p text:style-name="P2">- la mention « issu d’une exploitation à Haute Valeur Environnementale » (HVE)</text:p>
              <text:p text:style-name="P2"/>
              <text:p text:style-name="P2">- l'écolabel pêche durable</text:p>
              <text:p text:style-name="P2"/>
              <text:p text:style-name="P2">- les produits bénéficiant du logo Région Ultrapériphérique (RUP)</text:p>
              <text:p text:style-name="P2"><text:tab/>-Jennifer Stéphan</text:p>
              <text:p text:style-name="P2">A noter : les produits acquis selon des modalités prenant en compte les coûts imputés aux externalités environnementales liées au produit pendant son cycle de vie peuvent être pris en compte</text:p>
              <text:p text:style-name="P2"><text:tab/>-Jennifer Stéphan</text:p>
            </office:annotation>
            <text:p>% Durable (hors BIO)</text:p>
          </table:table-cell>
          <table:table-cell table:style-name="ce20" table:formula="of:=IFERROR(([.D31]+[.F31]+[.H31]+[.J31]+[.L31]+[.N31]+[.P31])/[.B9];0)" office:value-type="percentage" office:value="0.4192872117" calcext:value-type="percentage">
            <text:p>41.93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office:annotation draw:style-name="gr3" draw:text-style-name="P3" svg:width="320.6pt" svg:height="180.74pt" svg:x="220.73pt" svg:y="227.99pt" draw:caption-point-x="-11.54pt" draw:caption-point-y="-22.96pt">
              <dc:date>2021-01-15T00:00:00</dc:date>
              <text:p text:style-name="P2">L'ensemble des produits issus de l'agriculture biologique</text:p>
              <text:p text:style-name="P2"/>
              <text:p text:style-name="P2">A noter : les produits végétaux en conversion de plus d'un an entrent également dans le décompte</text:p>
              <text:p text:style-name="P2"><text:tab/>-Jennifer Stéphan</text:p>
            </office:annotation>
            <text:p>% BIO</text:p>
          </table:table-cell>
          <table:table-cell table:style-name="ce21" table:formula="of:=IFERROR([.B31]/[.B9];0)" office:value-type="percentage" office:value="0.2662473795" calcext:value-type="percentage">
            <text:p>26.62%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utre</text:p>
          </table:table-cell>
          <table:table-cell table:style-name="ce22" table:formula="of:=100%-[.B13]-[.B14]" office:value-type="percentage" office:value="0.3144654088" calcext:value-type="percentage">
            <text:p>31.45%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style-name="ce10" office:value-type="string" calcext:value-type="string" table:number-columns-spanned="17" table:number-rows-spanned="1">
            <text:p>SUIVI OBJECTIFS EGALIM PAR FAMILLE DE PRODUIT</text:p>
          </table:table-cell>
          <table:covered-table-cell table:number-columns-repeated="15" table:style-name="ce23"/>
          <table:covered-table-cell table:style-name="ce46"/>
          <table:table-cell table:number-columns-repeated="1007"/>
        </table:table-row>
        <table:table-row table:style-name="ro5">
          <table:table-cell table:style-name="ce11"/>
          <table:table-cell table:style-name="ce24" office:value-type="string" calcext:value-type="string" table:number-columns-spanned="2" table:number-rows-spanned="1">
            <text:p>Bio</text:p>
          </table:table-cell>
          <table:covered-table-cell table:style-name="ce19"/>
          <table:table-cell table:style-name="ce30" office:value-type="string" calcext:value-type="string" table:number-columns-spanned="2" table:number-rows-spanned="1">
            <text:p>AOP/AOC/IGP/STG</text:p>
          </table:table-cell>
          <table:covered-table-cell table:style-name="ce19"/>
          <table:table-cell table:style-name="ce31" office:value-type="string" calcext:value-type="string" table:number-columns-spanned="2" table:number-rows-spanned="1">
            <text:p>Label Rouge</text:p>
          </table:table-cell>
          <table:covered-table-cell table:style-name="ce19"/>
          <table:table-cell table:style-name="ce32" office:value-type="string" calcext:value-type="string" table:number-columns-spanned="2" table:number-rows-spanned="1">
            <text:p>HVE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Produits <text:s/>beneficiant de l'ecolabel peche durable</text:p>
          </table:table-cell>
          <table:covered-table-cell table:style-name="ce19"/>
          <table:table-cell table:style-name="ce37" office:value-type="string" calcext:value-type="string" table:number-columns-spanned="2" table:number-rows-spanned="1">
            <text:p>Label RUP ( Region ultraperipherique)</text:p>
          </table:table-cell>
          <table:covered-table-cell table:style-name="ce40"/>
          <table:table-cell table:style-name="ce42" office:value-type="string" calcext:value-type="string" table:number-columns-spanned="2" table:number-rows-spanned="1">
            <text:p>Produits fermiers</text:p>
          </table:table-cell>
          <table:covered-table-cell table:style-name="ce43"/>
          <table:table-cell table:style-name="ce45" office:value-type="string" calcext:value-type="string" table:number-columns-spanned="2" table:number-rows-spanned="1">
            <text:p>Produits equivalents</text:p>
          </table:table-cell>
          <table:covered-table-cell table:style-name="ce47"/>
          <table:table-cell table:style-name="ce48" office:value-type="string" calcext:value-type="string" table:number-columns-spanned="2" table:number-rows-spanned="1">
            <text:p>Hors EGAlim</text:p>
          </table:table-cell>
          <table:covered-table-cell table:style-name="ce19"/>
          <table:table-cell table:number-columns-repeated="1005"/>
        </table:table-row>
        <table:table-row table:style-name="ro1">
          <table:table-cell table:style-name="ce12" office:value-type="string" calcext:value-type="string">
            <text:p>🐄 <text:s/>Viande fraiche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19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19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19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19]/[.$H31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19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19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19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19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19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🌽 <text:s/>Légume frais et 4ème gamme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20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0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0]/[.$F$31];0)" office:value-type="percentage" office:value="0" calcext:value-type="percentage">
            <text:p>0%</text:p>
          </table:table-cell>
          <table:table-cell table:style-name="ce25" office:value-type="float" office:value="100" calcext:value-type="float">
            <text:p>100.00€</text:p>
          </table:table-cell>
          <table:table-cell table:style-name="ce33" table:formula="of:=IFERROR([.H20]/[.$H32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0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0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0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0]/[.$J$31];0)" office:value-type="percentage" office:value="0" calcext:value-type="percentage">
            <text:p>0.00%</text:p>
          </table:table-cell>
          <table:table-cell table:style-name="ce49" office:value-type="float" office:value="200" calcext:value-type="float">
            <text:p>200.00€</text:p>
          </table:table-cell>
          <table:table-cell table:style-name="ce33" table:formula="of:=IFERROR([.R20]/[.$R$31];0)" office:value-type="percentage" office:value="0.133333333333333" calcext:value-type="percentage">
            <text:p>13.33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🍐 <text:s/>Fruit frais</text:p>
          </table:table-cell>
          <table:table-cell table:style-name="ce25" office:value-type="float" office:value="400" calcext:value-type="float">
            <text:p>400.00€</text:p>
          </table:table-cell>
          <table:table-cell table:style-name="ce28" table:formula="of:=IFERROR([.B21]/[.$B$31];0)" office:value-type="percentage" office:value="0.31496062992126" calcext:value-type="percentage">
            <text:p>31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1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1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1]/[.$H33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1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1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1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1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21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🍗 <text:s/>Volailles fraiches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22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2]/[.$D$31];0)" office:value-type="percentage" office:value="0" calcext:value-type="percentage">
            <text:p>0%</text:p>
          </table:table-cell>
          <table:table-cell table:style-name="ce25" office:value-type="float" office:value="200" calcext:value-type="float">
            <text:p>200.00€</text:p>
          </table:table-cell>
          <table:table-cell table:style-name="ce28" table:formula="of:=IFERROR([.F22]/[.$F$31];0)" office:value-type="percentage" office:value="1" calcext:value-type="percentage">
            <text:p>1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2]/[.$H34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2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2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2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2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22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🍪 <text:s/>Epicerie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23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3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3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3]/[.$H35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3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3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3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3]/[.$J$31];0)" office:value-type="percentage" office:value="0" calcext:value-type="percentage">
            <text:p>0.00%</text:p>
          </table:table-cell>
          <table:table-cell table:style-name="ce49" office:value-type="float" office:value="400" calcext:value-type="float">
            <text:p>400.00€</text:p>
          </table:table-cell>
          <table:table-cell table:style-name="ce33" table:formula="of:=IFERROR([.R23]/[.$R$31];0)" office:value-type="percentage" office:value="0.266666666666667" calcext:value-type="percentage">
            <text:p>26.67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🐖 <text:s/>Charcuterie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24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4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4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4]/[.$H36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4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4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4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4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24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🍞 <text:s/>Boulangerie/Pâtisserie</text:p>
          </table:table-cell>
          <table:table-cell table:style-name="ce25" office:value-type="float" office:value="20" calcext:value-type="float">
            <text:p>20.00€</text:p>
          </table:table-cell>
          <table:table-cell table:style-name="ce28" table:formula="of:=IFERROR([.B25]/[.$B$31];0)" office:value-type="percentage" office:value="0.015748031496063" calcext:value-type="percentage">
            <text:p>2%</text:p>
          </table:table-cell>
          <table:table-cell table:style-name="ce25" office:value-type="float" office:value="100" calcext:value-type="float">
            <text:p>100.00€</text:p>
          </table:table-cell>
          <table:table-cell table:style-name="ce28" table:formula="of:=IFERROR([.D25]/[.$D$31];0)" office:value-type="percentage" office:value="1" calcext:value-type="percentage">
            <text:p>1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5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5]/[.$H37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5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5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5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5]/[.$J$31];0)" office:value-type="percentage" office:value="0" calcext:value-type="percentage">
            <text:p>0.00%</text:p>
          </table:table-cell>
          <table:table-cell table:style-name="ce49" office:value-type="float" office:value="400" calcext:value-type="float">
            <text:p>400.00€</text:p>
          </table:table-cell>
          <table:table-cell table:style-name="ce33" table:formula="of:=IFERROR([.R25]/[.$R$31];0)" office:value-type="percentage" office:value="0.266666666666667" calcext:value-type="percentage">
            <text:p>26.67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🧀 <text:s/>Beurre/oeuf/fromage</text:p>
          </table:table-cell>
          <table:table-cell table:style-name="ce25" office:value-type="float" office:value="300" calcext:value-type="float">
            <text:p>300.00€</text:p>
          </table:table-cell>
          <table:table-cell table:style-name="ce28" table:formula="of:=IFERROR([.B26]/[.$B$31];0)" office:value-type="percentage" office:value="0.236220472440945" calcext:value-type="percentage">
            <text:p>24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6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6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6]/[.$H38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6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6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6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6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26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❄️ <text:s/>Surgelés</text:p>
          </table:table-cell>
          <table:table-cell table:style-name="ce25" office:value-type="float" office:value="250" calcext:value-type="float">
            <text:p>250.00€</text:p>
          </table:table-cell>
          <table:table-cell table:style-name="ce28" table:formula="of:=IFERROR([.B27]/[.$B$31];0)" office:value-type="percentage" office:value="0.196850393700787" calcext:value-type="percentage">
            <text:p>2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7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7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7]/[.$H39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7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7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7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7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27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⚓️ <text:s/>Conserve</text:p>
          </table:table-cell>
          <table:table-cell table:style-name="ce25" office:value-type="float" office:value="300" calcext:value-type="float">
            <text:p>300.00€</text:p>
          </table:table-cell>
          <table:table-cell table:style-name="ce28" table:formula="of:=IFERROR([.B28]/[.$B$31];0)" office:value-type="percentage" office:value="0.236220472440945" calcext:value-type="percentage">
            <text:p>24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8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8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8]/[.$H40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28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28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28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28]/[.$J$31];0)" office:value-type="percentage" office:value="0" calcext:value-type="percentage">
            <text:p>0.00%</text:p>
          </table:table-cell>
          <table:table-cell table:style-name="ce49" office:value-type="float" office:value="0" calcext:value-type="float">
            <text:p>0.00€</text:p>
          </table:table-cell>
          <table:table-cell table:style-name="ce33" table:formula="of:=IFERROR([.R28]/[.$R$31];0)" office:value-type="percentage" office:value="0" calcext:value-type="percentage">
            <text:p>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🌊 <text:s/>Produits de la mer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29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29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29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29]/[.$H39];0)" office:value-type="percentage" office:value="0" calcext:value-type="percentage">
            <text:p>0.00%</text:p>
          </table:table-cell>
          <table:table-cell table:style-name="ce25" office:value-type="float" office:value="400" calcext:value-type="float">
            <text:p>400.00€</text:p>
          </table:table-cell>
          <table:table-cell table:style-name="ce35" table:formula="of:=IFERROR([.J29]/[.$J$31];0)" office:value-type="percentage" office:value="1" calcext:value-type="percentage">
            <text:p>100.00%</text:p>
          </table:table-cell>
          <table:table-cell table:style-name="ce38" office:value-type="float" office:value="400" calcext:value-type="float">
            <text:p>400.00€</text:p>
          </table:table-cell>
          <table:table-cell table:style-name="ce35" table:formula="of:=IFERROR([.L29]/[.$J$31];0)" office:value-type="percentage" office:value="1" calcext:value-type="percentage">
            <text:p>100.00%</text:p>
          </table:table-cell>
          <table:table-cell table:style-name="ce38" office:value-type="float" office:value="400" calcext:value-type="float">
            <text:p>400.00€</text:p>
          </table:table-cell>
          <table:table-cell table:style-name="ce35" table:formula="of:=IFERROR([.N29]/[.$J$31];0)" office:value-type="percentage" office:value="1" calcext:value-type="percentage">
            <text:p>100.00%</text:p>
          </table:table-cell>
          <table:table-cell table:style-name="ce38" office:value-type="float" office:value="400" calcext:value-type="float">
            <text:p>400.00€</text:p>
          </table:table-cell>
          <table:table-cell table:style-name="ce35" table:formula="of:=IFERROR([.P29]/[.$J$31];0)" office:value-type="percentage" office:value="1" calcext:value-type="percentage">
            <text:p>100.00%</text:p>
          </table:table-cell>
          <table:table-cell table:style-name="ce49" office:value-type="float" office:value="300" calcext:value-type="float">
            <text:p>300.00€</text:p>
          </table:table-cell>
          <table:table-cell table:style-name="ce33" table:formula="of:=IFERROR([.R29]/[.$R$31];0)" office:value-type="percentage" office:value="0.2" calcext:value-type="percentage">
            <text:p>20.00%</text:p>
          </table:table-cell>
          <table:table-cell table:number-columns-repeated="1005"/>
        </table:table-row>
        <table:table-row table:style-name="ro1">
          <table:table-cell table:style-name="ce12" office:value-type="string" calcext:value-type="string">
            <text:p>🍹 <text:s/>Boissons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B30]/[.$B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D30]/[.$D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28" table:formula="of:=IFERROR([.F30]/[.$F$31];0)" office:value-type="percentage" office:value="0" calcext:value-type="percentage">
            <text:p>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3" table:formula="of:=IFERROR([.H30]/[.$H40];0)" office:value-type="percentage" office:value="0" calcext:value-type="percentage">
            <text:p>0.00%</text:p>
          </table:table-cell>
          <table:table-cell table:style-name="ce25" office:value-type="float" office:value="0" calcext:value-type="float">
            <text:p>0.00€</text:p>
          </table:table-cell>
          <table:table-cell table:style-name="ce35" table:formula="of:=IFERROR([.J30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L30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N30]/[.$J$31];0)" office:value-type="percentage" office:value="0" calcext:value-type="percentage">
            <text:p>0.00%</text:p>
          </table:table-cell>
          <table:table-cell table:style-name="ce38" office:value-type="float" office:value="0" calcext:value-type="float">
            <text:p>0.00€</text:p>
          </table:table-cell>
          <table:table-cell table:style-name="ce35" table:formula="of:=IFERROR([.P30]/[.$J$31];0)" office:value-type="percentage" office:value="0" calcext:value-type="percentage">
            <text:p>0.00%</text:p>
          </table:table-cell>
          <table:table-cell table:style-name="ce49" office:value-type="float" office:value="200" calcext:value-type="float">
            <text:p>200.00€</text:p>
          </table:table-cell>
          <table:table-cell table:style-name="ce33" table:formula="of:=IFERROR([.R30]/[.$R$31];0)" office:value-type="percentage" office:value="0.133333333333333" calcext:value-type="percentage">
            <text:p>13.33%</text:p>
          </table:table-cell>
          <table:table-cell table:number-columns-repeated="1005"/>
        </table:table-row>
        <table:table-row table:style-name="ro1">
          <table:table-cell table:style-name="ce13" office:value-type="string" calcext:value-type="string">
            <text:p>TOTAL</text:p>
          </table:table-cell>
          <table:table-cell table:style-name="ce26" table:formula="of:=SUM([.B19:.B30])" office:value-type="float" office:value="1270" calcext:value-type="float">
            <text:p>1,270.00€</text:p>
          </table:table-cell>
          <table:table-cell table:style-name="ce29"/>
          <table:table-cell table:style-name="ce26" table:formula="of:=SUM([.D19:.D30])" office:value-type="float" office:value="100" calcext:value-type="float">
            <text:p>100.00€</text:p>
          </table:table-cell>
          <table:table-cell table:style-name="ce29"/>
          <table:table-cell table:style-name="ce26" table:formula="of:=SUM([.F19:.F30])" office:value-type="float" office:value="200" calcext:value-type="float">
            <text:p>200.00€</text:p>
          </table:table-cell>
          <table:table-cell table:style-name="ce29"/>
          <table:table-cell table:style-name="ce26" table:formula="of:=SUM([.H19:.H30])" office:value-type="float" office:value="100" calcext:value-type="float">
            <text:p>100.00€</text:p>
          </table:table-cell>
          <table:table-cell table:style-name="ce29"/>
          <table:table-cell table:style-name="ce26" table:formula="of:=SUM([.J19:.J30])" office:value-type="float" office:value="400" calcext:value-type="float">
            <text:p>400.00€</text:p>
          </table:table-cell>
          <table:table-cell table:style-name="ce36"/>
          <table:table-cell table:style-name="ce39" table:formula="of:=SUM([.L19:.L30])" office:value-type="float" office:value="400" calcext:value-type="float">
            <text:p>400.00€</text:p>
          </table:table-cell>
          <table:table-cell table:style-name="ce41"/>
          <table:table-cell table:style-name="ce39" table:formula="of:=SUM([.N19:.N30])" office:value-type="float" office:value="400" calcext:value-type="float">
            <text:p>400.00€</text:p>
          </table:table-cell>
          <table:table-cell table:style-name="ce44"/>
          <table:table-cell table:style-name="ce39" table:formula="of:=SUM([.P19:.P30])" office:value-type="float" office:value="400" calcext:value-type="float">
            <text:p>400.00€</text:p>
          </table:table-cell>
          <table:table-cell table:style-name="ce44"/>
          <table:table-cell table:style-name="ce50" table:formula="of:=SUM([.R19:.R30])" office:value-type="float" office:value="1500" calcext:value-type="float">
            <text:p>1,500.00€</text:p>
          </table:table-cell>
          <table:table-cell table:style-name="ce29"/>
          <table:table-cell table:number-columns-repeated="1005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alculer ses appros'.B14:'Calculer ses appros'.B14">
            <calcext:condition calcext:apply-style-name="ConditionalStyle_1" calcext:value="&gt;&quot;20%&quot;" calcext:base-cell-address="'Calculer ses appros'.B14"/>
          </calcext:conditional-format>
          <calcext:conditional-format calcext:target-range-address="'Calculer ses appros'.B14:'Calculer ses appros'.B14">
            <calcext:condition calcext:apply-style-name="ConditionalStyle_2" calcext:value="&lt;&quot;20%&quot;" calcext:base-cell-address="'Calculer ses appros'.B14"/>
          </calcext:conditional-format>
          <calcext:conditional-format calcext:target-range-address="'Calculer ses appros'.B13:'Calculer ses appros'.B13">
            <calcext:condition calcext:apply-style-name="ConditionalStyle_1" calcext:value="&gt;&quot;30%&quot;" calcext:base-cell-address="'Calculer ses appros'.B13"/>
          </calcext:conditional-format>
          <calcext:conditional-format calcext:target-range-address="'Calculer ses appros'.B13:'Calculer ses appros'.B13">
            <calcext:condition calcext:apply-style-name="ConditionalStyle_3" calcext:value="&lt;&quot;50%&quot;" calcext:base-cell-address="'Calculer ses appros'.B13"/>
          </calcext:conditional-format>
        </calcext:conditional-formats>
      </table:table>
      <table:table table:name="Paramètres" table:style-name="ta2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Mois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float" office:value="2018" calcext:value-type="float">
            <text:p>2018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rimestre</text:p>
          </table:table-cell>
          <table:table-cell table:style-name="ce4" office:value-type="string" calcext:value-type="string">
            <text:p>février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Année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float" office:value="2020" calcext:value-type="float">
            <text:p>20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avril</text:p>
          </table:table-cell>
          <table:table-cell table:style-name="ce4" office:value-type="float" office:value="2021" calcext:value-type="float">
            <text:p>202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mai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jui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juill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aoû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septem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octo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novem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décemb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T4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€</number:text>
    </number:number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e6b8af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culer_20_ses_20_appros" style:display-name="PageStyle_Calculer ses app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ètres" style:display-name="PageStyle_Paramètr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90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6pt" style:font-family-asian="Arial" style:font-size-asian="16pt" style:font-family-complex="Arial" style:font-size-complex="16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11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11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93c47d"/>
    </style:style>
    <style:style style:name="ch8" style:family="chart">
      <style:chart-properties chart:solid-type="cuboid"/>
      <style:graphic-properties draw:fill-color="#ffd966"/>
    </style:style>
    <style:style style:name="ch9" style:family="chart">
      <style:chart-properties chart:solid-type="cuboid"/>
      <style:graphic-properties draw:fill-color="#8e7cc3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488cm" svg:height="7.726cm" xlink:href=".." xlink:type="simple" chart:class="chart:circle" chart:style-name="ch1">
        <chart:legend chart:legend-position="end" svg:x="8.796cm" svg:y="2.419cm" style:legend-expansion="high" chart:style-name="ch2"/>
        <chart:plot-area chart:style-name="ch3" table:cell-range-address="'Calculer ses appros'.A13:'Calculer ses appros'.B15" chart:data-source-has-labels="column" svg:x="0.249cm" svg:y="0.154cm" svg:width="8.298cm" svg:height="7.418cm">
          <chartooo:coordinate-region svg:x="0.689cm" svg:y="0.155cm" svg:width="7.417cm" svg:height="7.417cm"/>
          <chart:axis chart:dimension="x" chart:name="primary-x" chart:style-name="ch4" chartooo:axis-type="text">
            <chart:categories table:cell-range-address="'Calculer ses appros'.A13:'Calculer ses appros'.A15"/>
          </chart:axis>
          <chart:axis chart:dimension="y" chart:name="primary-y" chart:style-name="ch5"/>
          <chart:series chart:style-name="ch6" chart:values-cell-range-address="'Calculer ses appros'.B13:'Calculer ses appros'.B15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% Durable (hors BIO)</text:p>
                <draw:g>
                  <svg:desc>'Calculer ses appros'.A13:'Calculer ses appros'.A15</svg:desc>
                </draw:g>
              </table:table-cell>
              <table:table-cell office:value-type="float" office:value="0.4192872117">
                <text:p>0.4192872117</text:p>
                <draw:g>
                  <svg:desc>'Calculer ses appros'.B13:'Calculer ses appros'.B15</svg:desc>
                </draw:g>
              </table:table-cell>
            </table:table-row>
            <table:table-row>
              <table:table-cell office:value-type="string">
                <text:p>% BIO</text:p>
              </table:table-cell>
              <table:table-cell office:value-type="float" office:value="0.2662473795">
                <text:p>0.2662473795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0.3144654088">
                <text:p>0.3144654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